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41545"/>
    </style:style>
    <style:style style:name="P14" style:family="paragraph" style:parent-style-name="Footnote">
      <style:text-properties fo:language="en" fo:country="GB" officeooo:paragraph-rsid="109547eb" fo:background-color="transparent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941545" style:font-size-asian="10pt" style:font-size-complex="10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text-properties officeooo:paragraph-rsid="0daa4aef"/>
    </style:style>
    <style:style style:name="P56" style:family="paragraph" style:parent-style-name="Standard">
      <style:text-properties officeooo:rsid="0dde9a1c" officeooo:paragraph-rsid="108e66c8"/>
    </style:style>
    <style:style style:name="P57" style:family="paragraph" style:parent-style-name="Standard">
      <style:text-properties officeooo:paragraph-rsid="0f3ae219"/>
    </style:style>
    <style:style style:name="P58" style:family="paragraph" style:parent-style-name="Footnote">
      <style:text-properties officeooo:rsid="043ccc66" officeooo:paragraph-rsid="0f40045a"/>
    </style:style>
    <style:style style:name="P59" style:family="paragraph" style:parent-style-name="Footnote">
      <style:text-properties officeooo:rsid="043ccc66" officeooo:paragraph-rsid="0f4dc0dc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4cd335"/>
    </style:style>
    <style:style style:name="P62" style:family="paragraph" style:parent-style-name="Standard">
      <style:text-properties officeooo:paragraph-rsid="0f6ac771"/>
    </style:style>
    <style:style style:name="P63" style:family="paragraph" style:parent-style-name="Standard">
      <style:text-properties officeooo:paragraph-rsid="0f6d4ef8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102f2d76"/>
    </style:style>
    <style:style style:name="P70" style:family="paragraph" style:parent-style-name="Footnote">
      <style:text-properties officeooo:paragraph-rsid="0fa0ab6e"/>
    </style:style>
    <style:style style:name="P71" style:family="paragraph" style:parent-style-name="Standard">
      <style:text-properties officeooo:paragraph-rsid="102b18a5"/>
    </style:style>
    <style:style style:name="P72" style:family="paragraph" style:parent-style-name="Standard">
      <style:text-properties officeooo:paragraph-rsid="102d0319"/>
    </style:style>
    <style:style style:name="P73" style:family="paragraph" style:parent-style-name="Standard">
      <style:text-properties officeooo:paragraph-rsid="1032d175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5" style:family="paragraph" style:parent-style-name="Footnote">
      <style:text-properties officeooo:paragraph-rsid="1075f396"/>
    </style:style>
    <style:style style:name="P7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 style:parent-style-name="Standard">
      <style:text-properties officeooo:paragraph-rsid="108f7f78"/>
    </style:style>
    <style:style style:name="P79" style:family="paragraph" style:parent-style-name="Standard">
      <style:text-properties officeooo:paragraph-rsid="1092a4ef"/>
    </style:style>
    <style:style style:name="P80" style:family="paragraph" style:parent-style-name="Standard">
      <style:text-properties officeooo:paragraph-rsid="109bd2ec"/>
    </style:style>
    <style:style style:name="P81" style:family="paragraph" style:parent-style-name="Standard">
      <style:text-properties officeooo:paragraph-rsid="0c819a59"/>
    </style:style>
    <style:style style:name="P82" style:family="paragraph" style:parent-style-name="Standard">
      <style:text-properties officeooo:paragraph-rsid="0c8364eb"/>
    </style:style>
    <style:style style:name="P83" style:family="paragraph" style:parent-style-name="Standard">
      <style:text-properties officeooo:paragraph-rsid="0ddfbc49"/>
    </style:style>
    <style:style style:name="P84" style:family="paragraph" style:parent-style-name="Footnote">
      <style:text-properties officeooo:paragraph-rsid="10aba8a8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c7c3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ba8a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c97be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1090a6f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1091906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092931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1085c43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officeooo:rsid="10bc6d50" style:font-size-asian="10pt" style:language-asian="nl" style:country-asian="NL" style:font-style-asian="normal" style:font-name-complex="Bitstream Vera Sans" style:font-size-complex="10pt" style:font-style-complex="normal"/>
    </style:style>
    <style:style style:name="T138" style:family="text">
      <style:text-properties fo:color="#000000" loext:opacity="100%" style:text-line-through-style="none" style:text-line-through-type="none" fo:language="en" fo:country="GB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officeooo:rsid="1086062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officeooo:rsid="10cb2566" style:font-size-asian="10pt" style:language-asian="nl" style:country-asian="NL" style:font-style-asian="normal" style:font-name-complex="Bitstream Vera Sans" style:font-size-complex="10pt" style:font-style-complex="normal"/>
    </style:style>
    <style:style style:name="T145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4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6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7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8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8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3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4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fo:language="en" fo:country="GB" officeooo:rsid="10555e93" style:font-size-asian="12pt" style:font-size-complex="12pt"/>
    </style:style>
    <style:style style:name="T191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92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93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5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9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fo:language="en" fo:country="GB" style:text-underline-style="none" officeooo:rsid="10ac780b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226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227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228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229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230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2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style:text-underline-style="none" officeooo:rsid="10898d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5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5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5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d8a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fo:language="en" fo:country="GB" officeooo:rsid="1052c7f3"/>
    </style:style>
    <style:style style:name="T262" style:family="text">
      <style:text-properties fo:language="en" fo:country="GB" officeooo:rsid="105c8aaa"/>
    </style:style>
    <style:style style:name="T26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65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66" style:family="text">
      <style:text-properties officeooo:rsid="0f981b1c"/>
    </style:style>
    <style:style style:name="T26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6a957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variant="normal" fo:text-transform="none" fo:color="#000000" loext:opacity="100%" style:text-position="super 58%" style:font-name="Liberation Sans" fo:font-size="10pt" fo:letter-spacing="normal" fo:language="en" fo:country="GB" fo:font-style="normal" fo:font-weight="normal" officeooo:rsid="107597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91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92" style:family="text">
      <style:text-properties fo:font-variant="normal" fo:text-transform="none" fo:color="#000000" loext:opacity="87%" fo:letter-spacing="normal" fo:font-style="normal" officeooo:rsid="106260b1"/>
    </style:style>
    <style:style style:name="T293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officeooo:rsid="105f1264"/>
    </style:style>
    <style:style style:name="T295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85"><text:span text:style-name="T146">Checklist for installing </text:span><text:span text:style-name="T146"><text:user-field-get text:name="Distro">AlmaLinux</text:user-field-get></text:span><text:span text:style-name="T146"><text:s/></text:span><text:span text:style-name="T147"><text:user-field-get text:name="Version">9.x</text:user-field-get></text:span><text:span text:style-name="T148"><text:note text:id="ftn1" text:note-class="footnote"><text:note-citation>1</text:note-citation><text:note-body><text:p text:style-name="P75"><text:span text:style-name="T267">This </text:span><text:span text:style-name="T271"><text:user-field-get text:name="Distro">AlmaLinux</text:user-field-get></text:span><text:span text:style-name="T268"><text:s/></text:span><text:span text:style-name="T272"><text:user-field-get text:name="Version">9.x</text:user-field-get></text:span><text:span text:style-name="T272"><text:s/>Desktop/</text:span><text:span text:style-name="T273">Workstation</text:span><text:span text:style-name="T267"> is supported until </text:span><text:span text:style-name="T269">May</text:span><text:span text:style-name="T267"> </text:span><text:span text:style-name="T270">31</text:span><text:span text:style-name="T281">st</text:span><text:span text:style-name="T270">, </text:span><text:span text:style-name="T267">20</text:span><text:span text:style-name="T270">32</text:span><text:span text:style-name="T267">.</text:span></text:p></text:note-body></text:note></text:span><text:span text:style-name="T149"><text:s/></text:span><text:span text:style-name="T151">Desktop/</text:span><text:span text:style-name="T152">Workstation</text:span><text:span text:style-name="T150">.</text:span></text:p>
      <text:p text:style-name="P28"><text:span text:style-name="Strong_20_Emphasis"><text:span text:style-name="T84"/></text:span></text:p>
      <text:p text:style-name="P29"><text:span text:style-name="Strong_20_Emphasis"><text:span text:style-name="T141"/></text:span></text:p>
      <text:p text:style-name="P76">Fill in the text box after &lt;...&gt;</text:p>
      <text:p text:style-name="P16"><text:span text:style-name="T263">&lt;user&gt;</text:span><text:span text:style-name="T244"><text:tab/><text:tab/></text:span><text:span text:style-name="T251"> <text:tab/><text:tab/><text:tab/> </text:span><text:span text:style-name="T245"><draw:control text:anchor-type="as-char" svg:y="-0.4cm" draw:z-index="4" draw:name="Gebruiker" draw:style-name="gr2" draw:text-style-name="P91" svg:width="6.002cm" svg:height="0.5cm" draw:control="control3"><svg:title>Gebruiker</svg:title><svg:desc>Volledige naam, bijv. Jan Stek</svg:desc></draw:control></text:span><text:span text:style-name="T245"><text:tab/></text:span><text:span text:style-name="T249">e.g.</text:span><text:span text:style-name="T252"> </text:span><text:span text:style-name="T257">J</text:span><text:span text:style-name="T258">ohn Doe</text:span></text:p>
      <text:p text:style-name="P80"><text:span text:style-name="T12">&lt;</text:span><text:span text:style-name="T255">user</text:span><text:span text:style-name="T7">na</text:span><text:span text:style-name="T10">me</text:span><text:span text:style-name="T12">&gt;</text:span><text:span text:style-name="T253"><text:tab/><text:tab/><text:tab/> </text:span><text:span text:style-name="T253"><draw:control text:anchor-type="as-char" svg:y="-0.4cm" draw:z-index="10" draw:name="Gberuikersnaam 2" draw:style-name="gr2" draw:text-style-name="P91" svg:width="6.002cm" svg:height="0.5cm" draw:control="control9"><svg:title>Gebruikersnaam</svg:title><svg:desc>Korte naam, bijv. jan</svg:desc></draw:control></text:span><text:span text:style-name="T253"><text:tab/></text:span><text:span text:style-name="T254">e.g.</text:span><text:span text:style-name="T4"> </text:span><text:span text:style-name="T164">j</text:span><text:span text:style-name="T165">oh</text:span><text:span text:style-name="T164">n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56"><text:tab/> </text:span><text:span text:style-name="T7"><draw:control text:anchor-type="as-char" svg:y="-0.4cm" draw:z-index="5" draw:name="Computernaam" draw:style-name="gr2" draw:text-style-name="P91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236"> </text:span><text:span text:style-name="T243">pc02</text:span></text:p>
      <text:p text:style-name="P17"><text:span text:style-name="T263">&lt;</text:span><text:span text:style-name="T234">user</text:span><text:span text:style-name="T263">&gt;</text:span><text:span text:style-name="T240"><text:tab/><text:tab/></text:span><text:span text:style-name="T251"> <text:tab/><text:tab/><text:tab/> </text:span><text:span text:style-name="T245"><draw:control text:anchor-type="as-char" svg:y="-0.4cm" draw:z-index="8" draw:name="Gebruiker 1" draw:style-name="gr2" draw:text-style-name="P91" svg:width="6.002cm" svg:height="0.5cm" draw:control="control7"><svg:title>Gebruiker</svg:title><svg:desc>Volledige naam, bijv. Jan Stek</svg:desc></draw:control></text:span><text:span text:style-name="T245"><text:tab/></text:span><text:span text:style-name="T249">i.e.</text:span><text:span text:style-name="T246"> </text:span><text:span text:style-name="T247">additional </text:span><text:span text:style-name="T248">user</text:span><text:span text:style-name="T250">s</text:span></text:p>
      <text:p text:style-name="P80"><text:span text:style-name="T263">&lt;</text:span><text:span text:style-name="T234">user</text:span><text:span text:style-name="T235">n</text:span><text:span text:style-name="T232">a</text:span><text:span text:style-name="T233">me</text:span><text:span text:style-name="T263">&gt;</text:span><text:span text:style-name="T231"><text:tab/><text:tab/><text:tab/> </text:span><text:span text:style-name="T253"><draw:control text:anchor-type="as-char" svg:y="-0.4cm" draw:z-index="9" draw:name="Gberuikersnaam 1" draw:style-name="gr2" draw:text-style-name="P91" svg:width="6.002cm" svg:height="0.5cm" draw:control="control8"><svg:title>Gebruikersnaam</svg:title><svg:desc>Korte naam, bijv. jan</svg:desc></draw:control></text:span><text:span text:style-name="T253"><text:tab/></text:span><text:span text:style-name="T241">i.</text:span><text:span text:style-name="T242">e.</text:span><text:span text:style-name="T241"> </text:span><text:span text:style-name="T237">additional </text:span><text:span text:style-name="T238">user</text:span><text:span text:style-name="T239">s</text:span></text:p>
      <text:p text:style-name="P77"><text:span text:style-name="T295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88">Not yet on Linux?</text:span></text:span><text:span text:style-name="T156"><text:tab/></text:span><text:span text:style-name="T161">Use</text:span><text:span text:style-name="T157"> </text:span><text:span text:style-name="Strong_20_Emphasis"><text:span text:style-name="T162">Checklist </text:span></text:span><text:span text:style-name="Strong_20_Emphasis"><text:span text:style-name="T163">transfer</text:span></text:span><text:span text:style-name="T157"> o</text:span><text:span text:style-name="T160">n</text:span><text:span text:style-name="T157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58"> </text:span><text:span text:style-name="T160">u</text:span><text:span text:style-name="T158">nder </text:span><text:span text:style-name="Strong_20_Emphasis"><text:span text:style-name="T189">Linux</text:span></text:span><text:span text:style-name="T159">.</text:span></text:p>
      <text:p text:style-name="P47"><text:span text:style-name="Strong_20_Emphasis"><text:span text:style-name="T179">New installation?</text:span></text:span><text:span text:style-name="T176"><text:tab/><text:tab/></text:span><text:span text:style-name="T178">Start at chapter</text:span><text:span text:style-name="T176"> </text:span><text:span text:style-name="Strong_20_Emphasis"><text:span text:style-name="T179"><text:bookmark-ref text:reference-format="page" text:ref-name="__RefNumPara__4009_1271708128">2</text:bookmark-ref></text:span></text:span><text:span text:style-name="Strong_20_Emphasis"><text:span text:style-name="T179"><text:s text:c="2"/></text:span></text:span><text:span text:style-name="Strong_20_Emphasis"><text:span text:style-name="T180"><text:bookmark-ref text:reference-format="text" text:ref-name="__RefNumPara__4009_1271708128">Perform installation</text:bookmark-ref></text:span></text:span><text:span text:style-name="T177">.</text:span></text:p>
      <text:p text:style-name="P38"/>
      <text:p text:style-name="P38"/>
      <text:list text:style-name="L1">
        <text:list-item>
          <text:p text:style-name="P87"><text:bookmark-start text:name="__RefNumPara__4083_1271708128"/>Prepar<text:span text:style-name="T266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7" draw:name="Vorm3_0" draw:style-name="gr1" draw:text-style-name="P90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12" draw:name="Vorm3_ 1" draw:style-name="gr1" draw:text-style-name="P90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4"><text:span text:style-name="T29">Log in as </text:span><text:span text:style-name="T264">&lt;user&gt;</text:span><text:span text:style-name="T5"><text:note text:id="ftn2" text:note-class="footnote"><text:note-citation>2</text:note-citation><text:note-body><text:p text:style-name="P58"><text:span text:style-name="T91">Login any additional </text:span><text:span text:style-name="T95">user</text:span><text:span text:style-name="T96">s</text:span><text:span text:style-name="T97"> </text:span><text:span text:style-name="T91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81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9"><text:span text:style-name="Strong_20_Emphasis"><text:span text:style-name="T60"><draw:control text:anchor-type="as-char" draw:z-index="15" draw:name="Vorm 4" draw:style-name="gr1" draw:text-style-name="P9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79"><text:span text:style-name="T50">P</text:span><text:span text:style-name="T33">ress the </text:span><text:span text:style-name="T142">Super</text:span><text:span text:style-name="T31"> </text:span><text:span text:style-name="T45">key</text:span><text:span text:style-name="T26"><text:note text:id="ftn3" text:note-class="footnote"><text:note-citation>3</text:note-citation><text:note-body><text:p text:style-name="P13">The <text:span text:style-name="T175"><text:s/></text:span><text:span text:style-name="T193">Super</text:span> key is the Windows key, Command key (Apple), or Magnifier key<text:span text:style-name="T172"> </text:span><text:span text:style-name="T173">(Chromebook)</text:span><text:span text:style-name="T172">.</text:span></text:p></text:note-body></text:note></text:span><text:span text:style-name="T34">, </text:span><text:span text:style-name="T36">type</text:span><text:span text:style-name="T37"> </text:span><text:span text:style-name="User_20_Entry"><text:span text:style-name="T114">t</text:span></text:span><text:span text:style-name="User_20_Entry"><text:span text:style-name="T113">erm</text:span></text:span><text:span text:style-name="T38"> </text:span><text:span text:style-name="T46">and click the </text:span><text:span text:style-name="Strong_20_Emphasis"><text:span text:style-name="T127">Terminal</text:span></text:span><text:span text:style-name="T46"> icon</text:span><text:span text:style-name="T38">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2"/></text:span></text:p>
          </table:table-cell>
          <table:table-cell table:style-name="_31_._5f_Installatie_5f_voorbereiden.D4" office:value-type="string">
            <text:p text:style-name="P57"><text:span text:style-name="T15">Type the </text:span><text:span text:style-name="T18">following </text:span><text:span text:style-name="T17">three</text:span><text:span text:style-name="T15"> commands, each followed by the</text:span><text:span text:style-name="T38"> </text:span><text:span text:style-name="T56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8"><text:span text:style-name="User_20_Entry"><text:span text:style-name="T112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8"><text:span text:style-name="User_20_Entry"><text:span text:style-name="T109">wget karelzimmer.nl/</text:span></text:span><text:span text:style-name="User_20_Entry"><text:span text:style-name="T110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73"><text:span text:style-name="User_20_Entry"><text:span text:style-name="T109">bash </text:span></text:span><text:span text:style-name="User_20_Entry"><text:span text:style-name="T111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0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82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9"><text:span text:style-name="Strong_20_Emphasis"><text:span text:style-name="T60"><draw:control text:anchor-type="as-char" draw:z-index="16" draw:name="Vorm 6" draw:style-name="gr1" draw:text-style-name="P9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0"><draw:control text:anchor-type="as-char" draw:z-index="17" draw:name="Vorm 7" draw:style-name="gr1" draw:text-style-name="P90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62"><text:span text:style-name="T50">P</text:span><text:span text:style-name="T34">ress the</text:span><text:span text:style-name="T35"> </text:span><text:span text:style-name="T125">Super</text:span><text:span text:style-name="T34"> key, type </text:span><text:span text:style-name="User_20_Entry"><text:span text:style-name="T115">m</text:span></text:span><text:span text:style-name="User_20_Entry"><text:span text:style-name="T113">enu</text:span></text:span><text:span text:style-name="T34"> and click the 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T34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5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5"><text:span text:style-name="T39">Select </text:span><text:span text:style-name="Strong_20_Emphasis"><text:span text:style-name="T128">1</text:span></text:span><text:span text:style-name="T39"> Prepar</text:span><text:span text:style-name="T54">e</text:span><text:span text:style-name="T39"> installation</text:span><text:span text:style-name="T49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0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90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66">Boot the computer from</text:span><text:span text:style-name="T171"><text:note text:id="ftn4" text:note-class="footnote"><text:note-citation>1</text:note-citation><text:note-body><text:p text:style-name="P14"><text:span text:style-name="T98">Boot menu/Setup via one of the </text:span><text:span text:style-name="T99">f</text:span><text:span text:style-name="T98">requently used keys: </text:span><text:span text:style-name="T145">Esc</text:span><text:span text:style-name="T100">, </text:span><text:span text:style-name="T145">Delete</text:span><text:span text:style-name="T100">, </text:span><text:span text:style-name="T145">F1</text:span><text:span text:style-name="T100">, </text:span><text:span text:style-name="T145">F2</text:span><text:span text:style-name="T100">, </text:span><text:span text:style-name="T145">F9</text:span><text:span text:style-name="T100">, </text:span><text:span text:style-name="T145">F10</text:span><text:span text:style-name="T100">, </text:span><text:span text:style-name="T145">F11</text:span><text:span text:style-name="T100">, or </text:span><text:span text:style-name="T145">F12</text:span></text:p></text:note-body></text:note></text:span><text:span text:style-name="T166"> an</text:span><text:span text:style-name="T168"> </text:span><text:span text:style-name="T153"><text:user-field-get text:name="Distro">AlmaLinux</text:user-field-get></text:span><text:span text:style-name="T170"><text:s/></text:span><text:span text:style-name="T154"><text:user-field-get text:name="Version">9.x</text:user-field-get></text:span><text:span text:style-name="T154"><text:s/></text:span><text:span text:style-name="T85">Desktop/</text:span><text:span text:style-name="T86">Workstation</text:span><text:span text:style-name="T85"> </text:span><text:span text:style-name="T83">L</text:span><text:span text:style-name="T81">ive</text:span><text:span text:style-name="T81"><text:note text:id="ftn5" text:note-class="footnote"><text:note-citation>2</text:note-citation><text:note-body><text:p text:style-name="P70"><text:span text:style-name="T21">From a Live USB stick you can boot and work with </text:span><text:span text:style-name="T174"><text:user-field-get text:name="Distro">AlmaLinux</text:user-field-get></text:span><text:span text:style-name="T174"><text:s/></text:span><text:span text:style-name="T21">without modifying any files on the hard drive and also allows installation of </text:span><text:span text:style-name="T174"><text:user-field-get text:name="Distro">AlmaLinux</text:user-field-get></text:span><text:span text:style-name="T174">.</text:span></text:p></text:note-body></text:note></text:span><text:span text:style-name="T166"> USB stick</text:span><text:span text:style-name="T82"><text:note text:id="ftn6" text:note-class="footnote"><text:note-citation>3</text:note-citation><text:note-body><text:p text:style-name="P84"><text:span text:style-name="T92">Create a bootable USB stick:<text:line-break/></text:span><text:span text:style-name="Strong_20_Emphasis"><text:span text:style-name="T101">Download </text:span></text:span><text:span text:style-name="Strong_20_Emphasis"><text:span text:style-name="T104">a</text:span></text:span><text:span text:style-name="Strong_20_Emphasis"><text:span text:style-name="T103"> </text:span></text:span><text:span text:style-name="Strong_20_Emphasis"><text:span text:style-name="T105">Live Media</text:span></text:span><text:span text:style-name="terk_20_accent_20_voetnoot"><text:span text:style-name="T143"> </text:span></text:span><text:span text:style-name="terk_20_accent_20_voetnoot"><text:span text:style-name="T144">image</text:span></text:span><text:span text:style-name="Strong_20_Emphasis"><text:span text:style-name="T105"> </text:span></text:span><text:span text:style-name="terk_20_accent_20_voetnoot"><text:span text:style-name="T137">Alma</text:span></text:span><text:span text:style-name="terk_20_accent_20_voetnoot"><text:span text:style-name="T134">Linux </text:span></text:span><text:span text:style-name="terk_20_accent_20_voetnoot"><text:span text:style-name="T138">OS </text:span></text:span><text:span text:style-name="terk_20_accent_20_voetnoot"><text:span text:style-name="T134"><text:user-field-get text:name="Version">9.x</text:user-field-get></text:span></text:span><text:span text:style-name="Strong_20_Emphasis"><text:span text:style-name="T94"><text:s/></text:span></text:span><text:span text:style-name="terk_20_accent_20_voetnoot"><text:span text:style-name="T134">GNOME </text:span></text:span><text:span text:style-name="Strong_20_Emphasis"><text:span text:style-name="T104">from</text:span></text:span><text:span text:style-name="Strong_20_Emphasis"><text:span text:style-name="T102"> </text:span></text:span><text:a xlink:type="simple" xlink:href="https://almalinux.org/" text:style-name="Internet_20_link" text:visited-style-name="Visited_20_Internet_20_Link"><text:span text:style-name="Strong_20_Emphasis"><text:span text:style-name="T260">almalinux.org</text:span></text:span></text:a><text:span text:style-name="Strong_20_Emphasis"><text:span text:style-name="T94">.</text:span></text:span><text:span text:style-name="Strong_20_Emphasis"><text:span text:style-name="T92"><text:line-break/></text:span></text:span><text:span text:style-name="T93">The next steps are described in </text:span><text:span text:style-name="Sterk_20_accent_20_voetnoot"><text:span text:style-name="T135">Linux informati</text:span></text:span><text:span text:style-name="Sterk_20_accent_20_voetnoot"><text:span text:style-name="T136">on</text:span></text:span><text:span text:style-name="T93">, which can be found at </text:span><text:a xlink:type="simple" xlink:href="https://karelzimmer.nl/en" text:style-name="Internet_20_link" text:visited-style-name="Visited_20_Internet_20_Link"><text:span text:style-name="T259">karelzimmer.nl/en</text:span></text:a><text:span text:style-name="T93">, under </text:span><text:span text:style-name="Sterk_20_accent_20_voetnoot"><text:span text:style-name="T135">Linux</text:span></text:span><text:span text:style-name="T93">.</text:span></text:p></text:note-body></text:note>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55">Select</text:span><text:span text:style-name="T61"> </text:span><text:span text:style-name="Strong_20_Emphasis"><text:span text:style-name="T132">Start</text:span></text:span><text:span text:style-name="Strong_20_Emphasis"><text:span text:style-name="T62"> </text:span></text:span><text:span text:style-name="Strong_20_Emphasis"><text:span text:style-name="T130"><text:user-field-get text:name="Distro">AlmaLinux</text:user-field-get></text:span></text:span><text:span text:style-name="Strong_20_Emphasis"><text:span text:style-name="T133"><text:s/></text:span></text:span><text:span text:style-name="Strong_20_Emphasis"><text:span text:style-name="T131"><text:user-field-get text:name="Version">9.x</text:user-field-get></text:span></text:span><text:span text:style-name="T167"><text:s/></text:span><text:span text:style-name="T169">and press the </text:span><text:span text:style-name="T190">Enter</text:span><text:span text:style-name="T57"> </text:span><text:span text:style-name="T58">key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90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89">Click</text:span><text:span text:style-name="T88"> </text:span><text:span text:style-name="Strong_20_Emphasis"><text:span text:style-name="T90">Install to Hard Drive</text:span></text:span><text:span text:style-name="T8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79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90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97">At</text:span><text:span text:style-name="T198"> </text:span><text:span text:style-name="Strong_20_Emphasis"><text:span text:style-name="T197">WELCOME TO </text:span></text:span><text:span text:style-name="Strong_20_Emphasis"><text:span text:style-name="T209">ALMA</text:span></text:span><text:span text:style-name="Strong_20_Emphasis"><text:span text:style-name="T197">LINUX </text:span></text:span><text:span text:style-name="Strong_20_Emphasis"><text:span text:style-name="T197"><text:user-field-get text:name="Version">9.x</text:user-field-get></text:span></text:span><text:span text:style-name="T211"><text:s/>select language and click </text:span><text:span text:style-name="Strong_20_Emphasis"><text:span text:style-name="T225">Continue</text:span>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90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202">U</text:span><text:span text:style-name="T201">nder</text:span><text:span text:style-name="T199"> </text:span><text:span text:style-name="Strong_20_Emphasis"><text:span text:style-name="T226">SYSTEM</text:span></text:span><text:span text:style-name="T199"> </text:span><text:span text:style-name="T202">click</text:span><text:span text:style-name="T203"> </text:span><text:span text:style-name="Strong_20_Emphasis"><text:span text:style-name="T226">Installati</text:span></text:span><text:span text:style-name="Strong_20_Emphasis"><text:span text:style-name="T227">on Destination</text:span>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94">Check</text:span><text:span text:style-name="T290"> </text:span><text:span text:style-name="T291">the </text:span><text:span text:style-name="Strong_20_Emphasis"><text:span text:style-name="T292">Device Selection</text:span></text:span><text:span text:style-name="T275"> </text:span><text:span text:style-name="T277">and click </text:span><text:span text:style-name="Strong_20_Emphasis"><text:span text:style-name="T276">Done</text:span></text:span><text:span text:style-name="Strong_20_Emphasis"><text:span text:style-name="T278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90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202">U</text:span><text:span text:style-name="T201">nder</text:span><text:span text:style-name="T199"> </text:span><text:span text:style-name="Strong_20_Emphasis"><text:span text:style-name="T226">SYSTEM</text:span></text:span><text:span text:style-name="T199"> </text:span><text:span text:style-name="T202">click</text:span><text:span text:style-name="T203"> </text:span><text:span text:style-name="Strong_20_Emphasis"><text:span text:style-name="T226">Netwerk &amp; </text:span></text:span><text:span text:style-name="Strong_20_Emphasis"><text:span text:style-name="T228">H</text:span></text:span><text:span text:style-name="Strong_20_Emphasis"><text:span text:style-name="T226">ost </text:span></text:span><text:span text:style-name="Strong_20_Emphasis"><text:span text:style-name="T228">N</text:span></text:span><text:span text:style-name="Strong_20_Emphasis"><text:span text:style-name="T226">am</text:span></text:span><text:span text:style-name="Strong_20_Emphasis"><text:span text:style-name="T228">e</text:span>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204">Enter you</text:span><text:span text:style-name="T205">r</text:span><text:span text:style-name="T206"> </text:span><text:span text:style-name="Strong_20_Emphasis"><text:span text:style-name="T207">Host </text:span></text:span><text:span text:style-name="Strong_20_Emphasis"><text:span text:style-name="T204">N</text:span></text:span><text:span text:style-name="Strong_20_Emphasis"><text:span text:style-name="T207">am</text:span></text:span><text:span text:style-name="Strong_20_Emphasis"><text:span text:style-name="T204">e</text:span></text:span><text:span text:style-name="T8"> &lt;computerna</text:span><text:span text:style-name="T9">me&gt;</text:span><text:span text:style-name="T208"> </text:span><text:span text:style-name="T204">and click </text:span><text:span text:style-name="Strong_20_Emphasis"><text:span text:style-name="T221">Apply</text:span></text:span><text:span text:style-name="T207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4"><text:span text:style-name="T213">C</text:span><text:span text:style-name="T210">li</text:span><text:span text:style-name="T213">c</text:span><text:span text:style-name="T210">k </text:span><text:span text:style-name="Strong_20_Emphasis"><text:span text:style-name="T220">Done</text:span></text:span><text:span text:style-name="T210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90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200">U</text:span><text:span text:style-name="T201">nder</text:span><text:span text:style-name="T198"> </text:span><text:span text:style-name="Strong_20_Emphasis"><text:span text:style-name="T201">USER SETTINGS</text:span></text:span><text:span text:style-name="T214"> </text:span><text:span text:style-name="T215">click</text:span><text:span text:style-name="T216"> </text:span><text:span text:style-name="Strong_20_Emphasis"><text:span text:style-name="T229">User </text:span></text:span><text:span text:style-name="Strong_20_Emphasis"><text:span text:style-name="T230">C</text:span></text:span><text:span text:style-name="Strong_20_Emphasis"><text:span text:style-name="T229">reation</text:span>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61">Enter your</text:span><text:span text:style-name="T262"> </text:span><text:span text:style-name="Strong_20_Emphasis"><text:span text:style-name="T80">Full name</text:span></text:span><text:span text:style-name="T65"> </text:span><text:span text:style-name="T263">&lt;user&gt;</text:span><text:span text:style-name="T66">, <text:line-break/></text:span><text:span text:style-name="Strong_20_Emphasis"><text:span text:style-name="T80">User name</text:span></text:span><text:span text:style-name="T65"> &lt;</text:span><text:span text:style-name="T6">username&gt;</text:span><text:span text:style-name="T65">,</text:span></text:p>
            <text:p text:style-name="Standard"><text:span text:style-name="T67">check</text:span><text:span text:style-name="T68"> </text:span><text:span text:style-name="Strong_20_Emphasis"><text:span text:style-name="T76">Ma</text:span></text:span><text:span text:style-name="Strong_20_Emphasis"><text:span text:style-name="T77">ke this user administrator</text:span></text:span><text:span text:style-name="T68">,</text:span></text:p>
            <text:p text:style-name="Standard"><text:span text:style-name="T64">enter a </text:span><text:span text:style-name="Strong_20_Emphasis"><text:span text:style-name="T75">password</text:span></text:span><text:span text:style-name="T64"> twice</text:span><text:span text:style-name="T68"> </text:span><text:span text:style-name="T69">and c</text:span><text:span text:style-name="T68">li</text:span><text:span text:style-name="T70">c</text:span><text:span text:style-name="T68">k </text:span><text:span text:style-name="Strong_20_Emphasis"><text:span text:style-name="T78">Done</text:span></text:span><text:span text:style-name="T6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90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217">Click</text:span><text:span text:style-name="T218"> </text:span><text:span text:style-name="Strong_20_Emphasis"><text:span text:style-name="T222">Begin </text:span></text:span><text:span text:style-name="Strong_20_Emphasis"><text:span text:style-name="T223">Installation</text:span>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90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217">Click</text:span><text:span text:style-name="T218"> </text:span><text:span text:style-name="Strong_20_Emphasis"><text:span text:style-name="T224">Finish</text:span></text:span><text:span text:style-name="Strong_20_Emphasis"><text:span text:style-name="T222"> </text:span></text:span><text:span text:style-name="Strong_20_Emphasis"><text:span text:style-name="T223">Installation</text:span></text:span><text:span text:style-name="T21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90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219">Restart the system</text:span><text:span text:style-name="T212">.</text:span></text:p>
          </table:table-cell>
        </table:table-row>
      </table:table>
      <text:p text:style-name="P51"><text:span text:style-name="Strong_20_Emphasis"><text:span text:style-name="T63"/></text:span></text:p>
      <text:list text:continue-numbering="true" text:style-name="L1">
        <text:list-item>
          <text:p text:style-name="P86"><text:span text:style-name="Strong_20_Emphasis"><text:span text:style-name="T79">Finish installation</text:span></text:span></text:p>
        </text:list-item>
      </text:list>
      <text:p text:style-name="P52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90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65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90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9"><text:span text:style-name="Strong_20_Emphasis"><text:span text:style-name="T60"><draw:control text:anchor-type="as-char" draw:z-index="18" draw:name="Vorm4" draw:style-name="gr1" draw:text-style-name="P90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72"><text:span text:style-name="T51">P</text:span><text:span text:style-name="T33">ress the </text:span><text:span text:style-name="T139">Super</text:span><text:span text:style-name="T31"> </text:span><text:span text:style-name="T45">key</text:span><text:span text:style-name="T31"><text:note text:id="ftn7" text:note-class="footnote"><text:note-citation>1</text:note-citation><text:note-body><text:p text:style-name="P50"><text:span text:style-name="T191">The </text:span><text:span text:style-name="T194"><text:s/></text:span><text:span text:style-name="T195">Super</text:span><text:span text:style-name="T191"> key is the Windows key, Command key (Apple), or Magnifier key </text:span><text:span text:style-name="T192">(Chromebook)</text:span><text:span text:style-name="T191">.</text:span></text:p></text:note-body></text:note></text:span><text:span text:style-name="T34">, </text:span><text:span text:style-name="T36">type</text:span><text:span text:style-name="T37"> </text:span><text:span text:style-name="User_20_Entry"><text:span text:style-name="T114">t</text:span></text:span><text:span text:style-name="User_20_Entry"><text:span text:style-name="T113">erm</text:span></text:span><text:span text:style-name="T38"> </text:span><text:span text:style-name="T46">and click the </text:span><text:span text:style-name="Strong_20_Emphasis"><text:span text:style-name="T127">Terminal</text:span></text:span><text:span text:style-name="T46"> icon</text:span><text:span text:style-name="T38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7"><text:span text:style-name="Strong_20_Emphasis"><text:span text:style-name="T32"/></text:span></text:p>
          </table:table-cell>
          <table:table-cell table:style-name="_33_._5f_Installatie_5f_afronden.C6" office:value-type="string">
            <text:p text:style-name="P60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8"> </text:span><text:span text:style-name="T126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6" office:value-type="string">
            <text:p text:style-name="P78"><text:span text:style-name="User_20_Entry"><text:span text:style-name="T112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3"><text:span text:style-name="User_20_Entry"><text:span text:style-name="T109">wget karelzimmer.nl/</text:span></text:span><text:span text:style-name="User_20_Entry"><text:span text:style-name="T110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73"><text:span text:style-name="User_20_Entry"><text:span text:style-name="T109">bash </text:span></text:span><text:span text:style-name="User_20_Entry"><text:span text:style-name="T111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1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83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9"><text:span text:style-name="Strong_20_Emphasis"><text:span text:style-name="T60"><draw:control text:anchor-type="as-char" draw:z-index="19" draw:name="Vorm 3" draw:style-name="gr1" draw:text-style-name="P90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71"><text:span text:style-name="T52">P</text:span><text:span text:style-name="T42">ress the</text:span><text:span text:style-name="T41"> </text:span><text:span text:style-name="T126">Super</text:span><text:span text:style-name="T42"> key, type </text:span><text:span text:style-name="User_20_Entry"><text:span text:style-name="T118">m</text:span></text:span><text:span text:style-name="User_20_Entry"><text:span text:style-name="T113">enu</text:span></text:span><text:span text:style-name="T42"> and click the 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T4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6"><text:span text:style-name="Strong_20_Emphasis"><text:span text:style-name="T32"/></text:span></text:p>
          </table:table-cell>
          <table:table-cell table:style-name="_33_._5f_Installatie_5f_afronden.C13" office:value-type="string">
            <text:p text:style-name="P61"><text:span text:style-name="T40">Se</text:span><text:span text:style-name="T47">lect</text:span><text:span text:style-name="T40"> </text:span><text:span text:style-name="Strong_20_Emphasis"><text:span text:style-name="T129">3</text:span></text:span><text:span text:style-name="T71"> </text:span><text:span text:style-name="T72">Finish installatio</text:span><text:span text:style-name="T73">n</text:span><text:span text:style-name="T39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2">Follow the instructions on the screen.</text:p>
          </table:table-cell>
        </table:table-row>
      </table:table>
      <text:p text:style-name="P52"><text:span text:style-name="Strong_20_Emphasis"><text:span text:style-name="T27"/></text:span></text:p>
      <text:list text:continue-numbering="true" text:style-name="L1">
        <text:list-item>
          <text:p text:style-name="P89"><text:span text:style-name="Strong_20_Emphasis"><text:span text:style-name="T20">P</text:span></text:span><text:span text:style-name="Strong_20_Emphasis"><text:span text:style-name="T196">rovision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8"><text:span text:style-name="Strong_20_Emphasis"><text:span text:style-name="T60"><draw:control text:anchor-type="as-char" draw:z-index="6" draw:name="Vorm40_0" draw:style-name="gr1" draw:text-style-name="P90" svg:width="0.35cm" svg:height="0.35cm" draw:control="control5"/></text:span></text:span></text:p>
          </table:table-cell>
          <table:table-cell table:style-name="Tabel2.A1" office:value-type="string">
            <text:p text:style-name="P68"><text:span text:style-name="Strong_20_Emphasis"><text:span text:style-name="T60"><draw:control text:anchor-type="as-char" draw:z-index="11" draw:name="Vorm40_ 1" draw:style-name="gr1" draw:text-style-name="P90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65">&lt;user&gt;</text:span><text:span text:style-name="T43"><text:note text:id="ftn8" text:note-class="footnote"><text:note-citation>1</text:note-citation><text:note-body><text:p text:style-name="P59"><text:span text:style-name="T108">Login any additional </text:span><text:span text:style-name="T107">user</text:span><text:span text:style-name="T106">s </text:span><text:span text:style-name="T108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87"><draw:control text:anchor-type="as-char" draw:z-index="14" draw:name="Vorm4_ 2" draw:style-name="gr1" draw:text-style-name="P90" svg:width="0.35cm" svg:height="0.35cm" draw:control="control13"/></text:span></text:span></text:p>
          </table:table-cell>
          <table:table-cell table:style-name="Tabel2.D2" office:value-type="string">
            <text:p text:style-name="P56"><text:span text:style-name="T293">Follow the welcome screens.</text:span><text:span text:style-name="T280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9"><text:span text:style-name="Strong_20_Emphasis"><text:span text:style-name="T60"><draw:control text:anchor-type="as-char" draw:z-index="20" draw:name="Vorm 8" draw:style-name="gr1" draw:text-style-name="P90" svg:width="0.35cm" svg:height="0.35cm" draw:control="control19"/></text:span></text:span></text:p>
          </table:table-cell>
          <table:table-cell table:style-name="Tabel2.A1" office:value-type="string">
            <text:p text:style-name="P69"><text:span text:style-name="Strong_20_Emphasis"><text:span text:style-name="T60"><draw:control text:anchor-type="as-char" draw:z-index="21" draw:name="Vorm 9" draw:style-name="gr1" draw:text-style-name="P90" svg:width="0.35cm" svg:height="0.35cm" draw:control="control20"/></text:span></text:span></text:p>
          </table:table-cell>
          <table:table-cell table:style-name="Tabel2.D5" office:value-type="string">
            <text:p text:style-name="P35"><text:span text:style-name="T53">P</text:span><text:span text:style-name="T44">ress the </text:span><text:span text:style-name="T126">Super</text:span><text:span text:style-name="T44"> key</text:span><text:span text:style-name="T26"><text:note text:id="ftn9" text:note-class="footnote"><text:note-citation>2</text:note-citation><text:note-body><text:p text:style-name="P50"><text:span text:style-name="T191">The </text:span><text:span text:style-name="T194"><text:s/></text:span><text:span text:style-name="T195">Super</text:span><text:span text:style-name="T191"> key is the Windows key, Command key (Apple), or Magnifier key </text:span><text:span text:style-name="T192">(Chromebook)</text:span><text:span text:style-name="T191">.</text:span></text:p></text:note-body></text:note></text:span><text:span text:style-name="T44">, type </text:span><text:span text:style-name="User_20_Entry"><text:span text:style-name="T116">m</text:span></text:span><text:span text:style-name="User_20_Entry"><text:span text:style-name="T117">enu</text:span></text:span><text:span text:style-name="T44"> and click on the </text:span><text:span text:style-name="Strong_20_Emphasis"><text:span text:style-name="T123">Install</text:span></text:span><text:span text:style-name="Strong_20_Emphasis"><text:span text:style-name="T124">ation</text:span></text:span><text:span text:style-name="Strong_20_Emphasis"><text:span text:style-name="T123"> menu</text:span></text:span><text:span text:style-name="T44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4"><text:span text:style-name="T48">Select</text:span><text:span text:style-name="T40"> </text:span><text:span text:style-name="Strong_20_Emphasis"><text:span text:style-name="T129">4</text:span></text:span><text:span text:style-name="T74"> </text:span><text:span text:style-name="T55">Provision user</text:span><text:span text:style-name="T39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3">Follow the instructions on the screen.</text:p>
          </table:table-cell>
        </table:table-row>
      </table:table>
      <text:p text:style-name="P39"/>
      <text:p text:style-name="P40"/>
      <text:p text:style-name="P48"><text:span text:style-name="T186">End of checklist,</text:span><text:span text:style-name="T187"> </text:span><text:span text:style-name="T182"><text:user-field-get text:name="Distro">AlmaLinux</text:user-field-get></text:span><text:span text:style-name="T185"><text:s/></text:span><text:span text:style-name="T181"><text:user-field-get text:name="Version">9.x</text:user-field-get></text:span><text:span text:style-name="T181"><text:s/></text:span><text:span text:style-name="T183">Desktop/</text:span><text:span text:style-name="T184">Workstation</text:span><text:span text:style-name="T140"> </text:span><text:span text:style-name="T186">installation is complete.</text:span></text:p>
      <text:p text:style-name="P21"/>
      <text:p text:style-name="P19"><text:span text:style-name="T282">Written</text:span><text:span text:style-name="T283"> </text:span><text:span text:style-name="T282">by</text:span><text:span text:style-name="T283"> </text:span><text:a xlink:type="simple" xlink:href="mailto:info@karelzimmer.nl?subject=Checklist%20installation%20Linux" text:style-name="Internet_20_link" text:visited-style-name="Visited_20_Internet_20_Link"><text:span text:style-name="T289">Karel Zimmer</text:span></text:a><text:span text:style-name="T284">.</text:span></text:p>
      <text:p text:style-name="P20"><text:span text:style-name="T287">License </text:span><text:span text:style-name="T285">C</text:span><text:span text:style-name="T286">C0</text:span><text:span text:style-name="T284"> 1.0 </text:span><text:span text:style-name="T288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88"><text:s/></text:span><text:span text:style-name="T288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8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AlmaLinux-desktop-workstation</text:file-name></text:span><text:span text:style-name="MT2"><text:tab/></text:span><text:span text:style-name="MT1"><text:date style:data-style-name="N36" text:date-value="2025-02-18T10:41:39.768752069">18/02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8T10:41:39.633266700</dc:date>
    <meta:keyword>Installatie</meta:keyword>
    <meta:keyword>Checklist</meta:keyword>
    <meta:keyword>Linux</meta:keyword>
    <meta:editing-cycles>7009</meta:editing-cycles>
    <meta:editing-duration>P12DT9H16M16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4" meta:word-count="510" meta:character-count="3249" meta:non-whitespace-character-count="2781"/>
    <meta:user-defined meta:name="Info 1"/>
    <meta:user-defined meta:name="Info 2"/>
    <meta:user-defined meta:name="Info 3"/>
    <meta:user-defined meta:name="Info 4"/>
  </office:meta>
</office:document-meta>
</file>